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e63" officeooo:paragraph-rsid="001a8e63"/>
    </style:style>
    <style:style style:name="P2" style:family="paragraph" style:parent-style-name="Standard">
      <style:text-properties officeooo:rsid="001c0352" officeooo:paragraph-rsid="001e5635"/>
    </style:style>
    <style:style style:name="P3" style:family="paragraph" style:parent-style-name="Standard">
      <style:text-properties officeooo:rsid="001e5635" officeooo:paragraph-rsid="001e5635"/>
    </style:style>
    <style:style style:name="T1" style:family="text">
      <style:text-properties officeooo:rsid="001c0352"/>
    </style:style>
    <style:style style:name="T2" style:family="text">
      <style:text-properties officeooo:rsid="001cbdd7"/>
    </style:style>
    <style:style style:name="T3" style:family="text">
      <style:text-properties officeooo:rsid="001e8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untos Pendientes:</text:p>
      <text:p text:style-name="P1"/>
      <text:p text:style-name="P1">Asuntos Nuevos:</text:p>
      <text:p text:style-name="P1"/>
      <text:p text:style-name="P1">-FLL: <text:span text:style-name="T1">El primero es en el DUOC de huechuraba (plaza norte), el segundo es en el DUOC de cerrillos (plaza oeste). Aparentemente vamos nosotros solos (mas extras (andres)), y ahi nos joteamos a la Kirstin pa que nos deje hacer algo en la final. </text:span></text:p>
      <text:p text:style-name="P1"/>
      <text:p text:style-name="P1">-<text:span text:style-name="T2">Fetec: Zanfor va a ir a dejar las cosas al san ignacio, el miercoles en la tarde y el jueves va a ir a sacar fotos con sus niños y Robert. El jueves en la tarde los pasamos a buscar.</text:span></text:p>
      <text:p text:style-name="P1"/>
      <text:p text:style-name="P2">Tareas: </text:p>
      <text:p text:style-name="P2">Matias: Cachar donde es la FLL, </text:p>
      <text:p text:style-name="P3">Daniel: Ordenar kits (pal 16). <text:span text:style-name="T3">Conseguir auto. Conseguir Casa Chacon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8:39:17.196906054</meta:creation-date>
    <dc:date>2016-11-03T20:57:43.280657467</dc:date>
    <meta:editing-duration>PT54M3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05" meta:character-count="568" meta:non-whitespace-character-count="467"/>
  </office:meta>
</office:document-meta>
</file>